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style:text-underline-style="solid" style:text-underline-width="auto" style:text-underline-color="font-color"/>
    </style:style>
    <style:style style:name="P3" style:family="paragraph" style:parent-style-name="Text_20_body">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Text_20_body">
      <style:paragraph-properties fo:text-align="center" style:justify-single-word="false"/>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Text_20_body">
      <style:paragraph-properties fo:text-align="start" style:justify-single-word="false"/>
      <style:text-properties style:text-underline-style="none"/>
    </style:style>
    <style:style style:name="P8"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9" style:family="paragraph" style:parent-style-name="Text_20_body">
      <style:paragraph-properties fo:text-align="start" style:justify-single-word="false"/>
      <style:text-properties style:text-underline-style="none" fo:font-weight="normal" fo:background-color="#ffffff" style:font-weight-asian="normal" style:font-weight-complex="normal"/>
    </style:style>
    <style:style style:name="P10" style:family="paragraph" style:parent-style-name="Text_20_body">
      <loext:graphic-properties draw:fill="solid" draw:fill-color="#ffffff" draw:opacity="100%"/>
      <style:paragraph-properties fo:text-align="start" style:justify-single-word="false" fo:background-color="#ffffff"/>
      <style:text-properties style:text-underline-style="none" fo:font-weight="normal" fo:background-color="#ffffff"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loext:graphic-properties draw:fill="solid" draw:fill-color="#ffffff" draw:opacity="100%"/>
      <style:paragraph-properties fo:text-align="start" style:justify-single-word="false" fo:background-color="#ffffff"/>
    </style:style>
    <style:style style:name="P13"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background-color="#ffffff"/>
    </style:style>
    <style:style style:name="P18" style:family="paragraph" style:parent-style-name="Standard">
      <style:text-properties fo:font-weight="normal" style:font-weight-asian="normal" style:font-weight-complex="normal"/>
    </style:style>
    <style:style style:name="P19" style:family="paragraph" style:parent-style-name="Standard" style:master-page-name="">
      <style:paragraph-properties fo:margin-left="0cm" fo:margin-right="0.101cm" fo:text-indent="0cm" style:auto-text-indent="false" style:page-number="auto"/>
      <style:text-properties fo:font-weight="normal" style:font-weight-asian="normal" style:font-weight-complex="normal"/>
    </style:style>
    <style:style style:name="P20" style:family="paragraph" style:parent-style-name="Standard">
      <style:paragraph-properties fo:margin-left="0cm" fo:margin-right="0.101cm" fo:text-indent="0cm" style:auto-text-indent="false"/>
      <style:text-properties fo:font-weight="normal" style:font-weight-asian="normal" style:font-weight-complex="normal"/>
    </style:style>
    <style:style style:name="P21" style:family="paragraph" style:parent-style-name="Standard">
      <style:text-properties fo:font-weight="normal" fo:background-color="#ffffff" style:font-weight-asian="normal"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size="10pt" fo:font-weight="normal" style:font-size-asian="10pt" style:font-weight-asian="normal" style:font-size-complex="10pt" style:font-weight-complex="normal"/>
    </style:style>
    <style:style style:name="P24" style:family="paragraph" style:parent-style-name="Standard">
      <style:text-properties fo:font-variant="normal" fo:text-transform="none" fo:color="#000000" loext:opacity="100%" style:font-name="Times New Roman" fo:font-size="12pt" fo:letter-spacing="normal" fo:font-style="normal" fo:font-weight="normal" style:font-weight-asian="normal" style:font-weight-complex="normal"/>
    </style:style>
    <style:style style:name="P25" style:family="paragraph" style:parent-style-name="Standard">
      <style:text-properties fo:font-variant="normal" fo:text-transform="none" fo:color="#000000" loext:opacity="100%" style:font-name="Times New Roman" fo:font-size="12pt" fo:letter-spacing="normal" fo:font-style="italic" fo:font-weight="normal" style:font-style-asian="italic" style:font-weight-asian="normal" style:font-style-complex="italic" style:font-weight-complex="normal"/>
    </style:style>
    <style:style style:name="P26" style:family="paragraph" style:parent-style-name="Standard">
      <style:text-properties style:font-name="Times New Roman" fo:font-style="normal" fo:font-weight="normal" fo:background-color="#ffffff"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8" style:family="paragraph" style:parent-style-name="Standard">
      <style:text-properties style:font-name="Times New Roman" fo:font-style="italic" fo:font-weight="normal" style:font-style-asian="italic" style:font-weight-asian="normal" style:font-style-complex="italic" style:font-weight-complex="normal"/>
    </style:style>
    <style:style style:name="P29" style:family="paragraph" style:parent-style-name="Standard">
      <style:text-properties fo:color="#000000" loext:opacity="100%" fo:font-style="italic" fo:font-weight="normal" fo:background-color="#ffffff" style:font-style-asian="italic" style:font-weight-asian="normal" style:font-style-complex="italic" style:font-weight-complex="normal"/>
    </style:style>
    <style:style style:name="P30" style:family="paragraph" style:parent-style-name="Standard">
      <style:text-properties fo:color="#000000" loext:opacity="100%" fo:font-style="italic" fo:font-weight="bold" fo:background-color="#ffffff" style:font-style-asian="italic" style:font-weight-asian="bold" style:font-style-complex="italic" style:font-weight-complex="bold"/>
    </style:style>
    <style:style style:name="P31" style:family="paragraph" style:parent-style-name="Standard">
      <style:paragraph-properties fo:margin-left="0cm" fo:margin-right="0cm" fo:text-align="center" style:justify-single-word="false" fo:text-indent="0cm" style:auto-text-indent="false"/>
      <style:text-properties fo:color="#000000" loext:opacity="100%" style:text-underline-style="solid" style:text-underline-width="auto" style:text-underline-color="font-color" fo:font-weight="bold" fo:background-color="#ffffff" style:font-weight-asian="bold" style:font-weight-complex="bold"/>
    </style:style>
    <style:style style:name="P32" style:family="paragraph" style:parent-style-name="Standard">
      <style:paragraph-properties fo:text-align="center" style:justify-single-word="false" style:shadow="none"/>
      <style:text-properties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master-page-name="">
      <style:paragraph-properties fo:text-align="center" style:justify-single-word="false" style:page-number="auto" style:shadow="none"/>
      <style:text-properties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Contents_20_3">
      <style:paragraph-properties>
        <style:tab-stops>
          <style:tab-stop style:position="9.802cm" style:type="right" style:leader-style="dotted" style:leader-text="."/>
        </style:tab-stops>
      </style:paragraph-properties>
    </style:style>
    <style:style style:name="P35" style:family="paragraph" style:parent-style-name="Footnote">
      <style:text-properties fo:background-color="#ffff00"/>
    </style:style>
    <style:style style:name="P36" style:family="paragraph" style:parent-style-name="Contents_20_2">
      <style:paragraph-properties>
        <style:tab-stops>
          <style:tab-stop style:position="10.301cm" style:type="right" style:leader-style="dotted" style:leader-text="."/>
        </style:tab-stops>
      </style:paragraph-properties>
    </style:style>
    <style:style style:name="P37" style:family="paragraph" style:parent-style-name="Contents_20_4">
      <style:paragraph-properties>
        <style:tab-stops>
          <style:tab-stop style:position="9.303cm" style:type="right" style:leader-style="dotted" style:leader-text="."/>
        </style:tab-stops>
      </style:paragraph-properties>
    </style:style>
    <style:style style:name="P38" style:family="paragraph" style:parent-style-name="Contents_20_1">
      <style:paragraph-properties>
        <style:tab-stops>
          <style:tab-stop style:position="10.8cm" style:type="right" style:leader-style="dotted" style:leader-text="."/>
        </style:tab-stops>
      </style:paragraph-properties>
    </style:style>
    <style:style style:name="P39" style:family="paragraph" style:parent-style-name="Contents_20_Heading" style:master-page-name="Footnote">
      <style:paragraph-properties style:page-number="auto"/>
    </style:style>
    <style:style style:name="P40" style:family="paragraph" style:parent-style-name="Heading_20_1">
      <style:paragraph-properties fo:text-align="center" style:justify-single-word="false"/>
      <style:text-properties style:text-underline-style="solid" style:text-underline-width="auto" style:text-underline-color="font-color"/>
    </style:style>
    <style:style style:name="P41" style:family="paragraph" style:parent-style-name="Heading_20_2">
      <style:paragraph-properties fo:text-align="start" style:justify-single-word="false"/>
      <style:text-properties style:text-underline-style="solid" style:text-underline-width="auto" style:text-underline-color="font-color"/>
    </style:style>
    <style:style style:name="P42" style:family="paragraph" style:parent-style-name="Heading_20_2">
      <style:paragraph-properties fo:text-align="center" style:justify-single-word="false"/>
      <style:text-properties style:text-underline-style="solid" style:text-underline-width="auto" style:text-underline-color="font-color"/>
    </style:style>
    <style:style style:name="P43" style:family="paragraph" style:parent-style-name="Heading_20_2">
      <style:text-properties style:text-underline-style="solid" style:text-underline-width="auto" style:text-underline-color="font-color"/>
    </style:style>
    <style:style style:name="P44" style:family="paragraph" style:parent-style-name="Heading_20_3">
      <style:text-properties style:text-underline-style="solid" style:text-underline-width="auto" style:text-underline-color="font-color"/>
    </style:style>
    <style:style style:name="P45" style:family="paragraph" style:parent-style-name="Heading_20_3">
      <style:text-properties style:text-underline-style="solid" style:text-underline-width="auto" style:text-underline-color="font-color" fo:background-color="#ffffff"/>
    </style:style>
    <style:style style:name="P46" style:family="paragraph" style:parent-style-name="Heading_20_3">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
      <style:text-properties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Standard" style:list-style-name="L2">
      <style:paragraph-properties fo:text-align="center" style:justify-single-word="false" style:shadow="none"/>
      <style:text-properties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Standard" style:list-style-name="L3">
      <style:text-properties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Standard" style:list-style-name="L2">
      <style:paragraph-properties fo:text-align="center" style:justify-single-word="false" style:shadow="none"/>
      <style:text-properties fo:font-size="11pt" fo:font-style="italic" fo:font-weight="normal" style:font-size-asian="11pt" style:font-style-asian="italic" style:font-weight-asian="normal" style:font-size-complex="11pt" style:font-style-complex="italic" style:font-weight-complex="normal"/>
    </style:style>
    <style:style style:name="P51" style:family="paragraph" style:parent-style-name="Standard" style:list-style-name="L4"/>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ffff" loext:char-shading-value="0" style:font-weight-asian="normal" style:font-weight-complex="normal"/>
    </style:style>
    <style:style style:name="T3" style:family="text">
      <style:text-properties fo:font-style="italic" style:text-underline-style="none" fo:font-weight="normal" fo:background-color="#ffffff" loext:char-shading-value="0"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6" style:family="text">
      <style:text-properties fo:font-variant="normal" fo:text-transform="none" fo:color="#000000" loext:opacity="100%" style:font-name="Times New Roman" fo:font-size="12pt" fo:letter-spacing="normal" fo:font-style="normal" fo:font-weight="normal" style:font-weight-asian="normal" style:font-weight-complex="normal"/>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fo:background-color="#ffffff" loext:char-shading-value="0"/>
    </style:style>
    <style:style style:name="T9" style:family="text">
      <style:text-properties fo:font-weight="normal" style:font-weight-asian="normal" style:font-weight-complex="normal"/>
    </style:style>
    <style:style style:name="T10" style:family="text">
      <style:text-properties fo:color="#000000" loext:opacity="100%" fo:font-weight="normal" style:font-weight-asian="normal" style:font-weight-complex="normal"/>
    </style:style>
    <style:style style:name="T11" style:family="text">
      <style:text-properties fo:color="#000000" loext:opacity="100%" style:font-name="Times New Roman" fo:font-weight="normal" style:font-weight-asian="normal" style:font-weight-complex="normal"/>
    </style:style>
    <style:style style:name="T12"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Inhalt</text:p>
      <text:p text:style-name="P36">Prolog: In der rechten Nische eines kleinen Fensters <text:tab/>3</text:p>
      <text:p text:style-name="P38"><text:s text:c="126"/>Im Spiegelkabinett des Universums <text:tab/>9</text:p>
      <text:p text:style-name="P36">Kapitel 1: „Ob sich sterben lohnt?“<text:tab/>9</text:p>
      <text:p text:style-name="P34">„Mama verzeih, ich wäre so gerne tot“<text:tab/>10</text:p>
      <text:p text:style-name="P34">„Der rote Knopf“<text:tab/>29</text:p>
      <text:p text:style-name="P34">„Der schwarze Winzling Strich“ <text:tab/>34</text:p>
      <text:p text:style-name="P36">Kapitel 2 : Die drei Pfade der Kassiopeia<text:tab/>35</text:p>
      <text:p text:style-name="P34">Sara sieht in die Augen des Hutmachers <text:tab/>35</text:p>
      <text:p text:style-name="P34">Ein Crashkurs der Energiebereinigung<text:tab/>49</text:p>
      <text:p text:style-name="P36">Kapitel 3: Gestorben im „Diesseits“, Geboren ins „Jenseits“<text:tab/>113</text:p>
      <text:p text:style-name="P34">„Mama“<text:tab/>113</text:p>
      <text:p text:style-name="P34">„Die beste Realityshow..“<text:tab/>116</text:p>
      <text:p text:style-name="P34">„Die Schlange..“<text:tab/>121</text:p>
      <text:p text:style-name="P34">Der „hohe Rat“<text:tab/>156</text:p>
      <text:p text:style-name="P36">„Nicht da und nicht dort“: Kurzer Abstecher bei Daisy<text:tab/>192</text:p>
      <text:p text:style-name="P36">Kapitel 4: Sara hinterlässt tiefe Wunden<text:tab/>211</text:p>
      <text:p text:style-name="P34">„Zuhause“ ist es kalt..<text:tab/>212</text:p>
      <text:p text:style-name="P34">Kalte Energien <text:tab/>279</text:p>
      <text:p text:style-name="P34">Orakel vom „weißen Hasen“<text:tab/>286</text:p>
      <text:p text:style-name="P34">Der „Palast des Teufels“<text:tab/>292</text:p>
      <text:p text:style-name="P34">Die seelenlose Stadt <text:tab/>299</text:p>
      <text:p text:style-name="P34">Die Trauer der Prinzen<text:tab/>305</text:p>
      <text:p text:style-name="P36">„Schuldgefühle, Schore und Selbsthass“: die ersten beiden Teile des „7 nebligen Irrgartens“ <text:tab/>314</text:p>
      <text:p text:style-name="P34">Die erste Tragödie des Erias<text:tab/>314</text:p>
      <text:p text:style-name="P34">Die zweite Tragödie des Erias<text:tab/>314</text:p>
      <text:p text:style-name="P36">Derweil im Jenseits: auf <text:s/>„Kristallika“<text:tab/>315</text:p>
      <text:p text:style-name="P36">Verstimmung beim „Hacker der Welt“ ..<text:tab/>320</text:p>
      <text:p text:style-name="P36">Kapitel 5: Unter Menschenwesen<text:tab/>328</text:p>
      <text:p text:style-name="P34"><text:soft-page-break/>„Bachgeschichten“<text:tab/>328</text:p>
      <text:p text:style-name="P34">„Der böse Blick“<text:tab/>330</text:p>
      <text:p text:style-name="P34">Erdurhexe vs. Salzhexe <text:tab/>335</text:p>
      <text:p text:style-name="P37">Träume während einer Zugfahrt<text:tab/>355</text:p>
      <text:p text:style-name="P34">„Die Zentrale der Verrücktheit“ <text:tab/>356</text:p>
      <text:p text:style-name="P36">„Schuldgefühle, Schore und Selbsthass“: die mittleren Teile des „7 nebligen Irrgartens“ <text:tab/>361</text:p>
      <text:p text:style-name="P34">Die dritte Tragödie des Erias<text:tab/>361</text:p>
      <text:p text:style-name="P34">Die vierte Tragödie des Erias<text:tab/>361</text:p>
      <text:p text:style-name="P36">Die „Piepstragödie“<text:tab/>361</text:p>
      <text:p text:style-name="P36">„Winzling Strichs“ frohe Botschaft<text:tab/>362</text:p>
      <text:p text:style-name="P36">Kapitel 6: Psychiatriegeschichten<text:tab/>365</text:p>
      <text:p text:style-name="P34">Einmal wieder „letztes Abendmahl“ mit Afterparty<text:tab/>365</text:p>
      <text:p text:style-name="P34">„Warum meine Tochter, du Schwein?“<text:tab/>371</text:p>
      <text:p text:style-name="P36">Das verlorene Kind<text:tab/>377</text:p>
      <text:p text:style-name="P36">Gottvaters Garten<text:tab/>381</text:p>
      <text:p text:style-name="P34">Swantje aus dem Parnalleluniversum<text:tab/>382</text:p>
      <text:p text:style-name="P36">„Schuldgefühle, Schore und Selbsthass“: die beinahe letzten Teile des „7 nebligen Irrgartens“ <text:tab/>386</text:p>
      <text:p text:style-name="P34">Die fünfte Tragödie des Erias<text:tab/>386</text:p>
      <text:p text:style-name="P34">Die sechste Tragödie des Erias<text:tab/>386</text:p>
      <text:p text:style-name="P36">Derweil im Jenseits: im Zuckerwatteland<text:tab/>387</text:p>
      <text:p text:style-name="P36">Kapitel 7: „Das Finale mit dem roten Stier“<text:tab/>389</text:p>
      <text:p text:style-name="P34">In der Höhle des roten Stiers<text:tab/>389</text:p>
      <text:p text:style-name="P34">Die unglückseelige Zeugung vom „roten Stier“<text:tab/>392</text:p>
      <text:p text:style-name="P34">Das Damoklesschwert <text:tab/>394</text:p>
      <text:p text:style-name="P34">Das Finale des Erias<text:tab/>395</text:p>
      <text:p text:style-name="P34">Das bitterböse Geständnis <text:tab/>397</text:p>
      <text:p text:style-name="P36">Kapitel 8: Das Ende der unendlichen Geschichte<text:tab/>403</text:p>
      <text:p text:style-name="P34">„Werwoif Woifes“ Plan <text:tab/>403</text:p>
      <text:p text:style-name="P34">„Friede, Freude, veganer Eierkuchen“<text:tab/>411</text:p>
      <text:p text:style-name="P34">„ESSSSSEEEEEEENNNN!!!“<text:tab/>416</text:p>
      <text:h text:style-name="P41" text:outline-level="2"><text:soft-page-break/>Prolog: In der rechten Nische eines kleinen Fensters </text:h>
      <text:p text:style-name="P2"/>
      <text:p text:style-name="P7">Ich muss schwer schlucken. </text:p>
      <text:p text:style-name="P7">Schlucke die Tränen, die nackte Panik, die blanke Angst hinunter. </text:p>
      <text:p text:style-name="P7">Dann blicke ich wieder auf <text:s/>meine fiebernden Hände.</text:p>
      <text:p text:style-name="P7">Sie halten ein aus kalkweißen Bettlacken zusammengeknüpftes, selbst gebasteltes Seil.</text:p>
      <text:p text:style-name="P7">Es erfüllt nur einen Zweck: meine Erlösung, meinen Tod!</text:p>
      <text:p text:style-name="P7">Meine einzige und letzte Hoffnung!</text:p>
      <text:p text:style-name="P7">Dann blicke ich zu meinen nackten, schwitzigen Füßen hinunter:</text:p>
      <text:p text:style-name="P7">sie stehen auf einer blauen, matt glänzenden Gummimatratze. </text:p>
      <text:p text:style-name="P7">Ich stehe sehr zittrig auf meinen Beinen.</text:p>
      <text:p text:style-name="P7">Ich strecke mich etwas, strecke meine Hände zu der Fensterstange, an die ich das Seil binden will. </text:p>
      <text:p text:style-name="P7">Dann fange ich noch einmal, wie so oft in den letzten drei Tagen, in denen ich in dieser todbringenden Isolierzelle, jener verdammten Psychiatrie bin, panisch und hemmungslos zu schreien an!!!!</text:p>
      <text:p text:style-name="P7">Drei Tage am Stück Panikattacke, um Panikattacke, </text:p>
      <text:p text:style-name="P7">und ich bin alleine, alleine gelassen in dieser Isolierzelle, </text:p>
      <text:p text:style-name="P7">niemand ist bei mir, </text:p>
      <text:p text:style-name="P7">ich bin alleine, </text:p>
      <text:p text:style-name="P7"><text:soft-page-break/>alleine </text:p>
      <text:p text:style-name="P7">und ich kann nur eines tun: </text:p>
      <text:p text:style-name="P7">SCHREIEN!</text:p>
      <text:p text:style-name="P7">Und so schreie ich mir die Seele aus dem Leib, während dies alles geschieht, brülle ich um mein Leben!</text:p>
      <text:p text:style-name="P7">Doch es kommt niemand, </text:p>
      <text:p text:style-name="P7">niemand hilft mir, </text:p>
      <text:p text:style-name="P7">ich glaube fast je lauter ich schreie, umso mehr ignorieren die mich, </text:p>
      <text:p text:style-name="P7">die verdammten Pfleger, das sogenannte Personal...</text:p>
      <text:p text:style-name="P7">Da ist noch irgend so eine Klingel in der Ecke der grauen Isozelle mit ihren matt glänzenden Gummimöbeln, </text:p>
      <text:p text:style-name="P7">auf deren blauen Gummimatratze ich nun stehe und <text:s/>nun mein selbst gebasteltes Seil aus kalkweißem Bettlacken um die Fensterstange wickle.</text:p>
      <text:p text:style-name="P7">Ich habe die drei Tage, die ich schon in dieser Isozelle verbringe, geschrien wie eine Verrückte, habe das Klischee </text:p>
      <text:p text:style-name="P7">der „brüllenden, durchgedrehten psychisch Kranken“ </text:p>
      <text:p text:style-name="P7">mehr als gut erfüllt, </text:p>
      <text:p text:style-name="P7">ich hatte ja auch durch die Enge des Raumes der Zelle eine Panikattacke nach der anderen..</text:p>
      <text:p text:style-name="P7">Doch dieser Schrecken soll nun ein Ende haben!</text:p>
      <text:p text:style-name="P7">Mein Puls rast, ich kriege kaum Luft, ich habe Panik vor dem was nun kommen wird, </text:p>
      <text:p text:style-name="P7">aber ich bin mir sicher es ist besser als das was gerade hier vor <text:soft-page-break/>mir hier liegt, ich blicke noch einmal um mich, mein Blick fällt auf die metallene Toilette, </text:p>
      <text:p text:style-name="P7">so eine lieblose Toilette</text:p>
      <text:p text:style-name="P8">ist hier in der Psychiatrie in meiner Isolierzelle, wie man sie aus Autobahnraststätten kennt..</text:p>
      <text:p text:style-name="P8">Die Kameras sind immer skurrilerweise auf diese silberne Toilette gerichtet..</text:p>
      <text:p text:style-name="P8">„Mir wurde nun 3 Tage beim Klo gehen zugeschaut von völlig </text:p>
      <text:p text:style-name="P8">Fremden..“, rast es mir noch <text:s/>durch den Kopf, doch ich lebe schon im Bewusstsein, das dieser Gedanke bald schon völlig belanglos sein wird..</text:p>
      <text:p text:style-name="P8">Denn bald ist es vorbei! </text:p>
      <text:p text:style-name="P8">Ich werde wieder frei sein und nicht geknechtet und gefoltert durch mein krankes Ego...</text:p>
      <text:p text:style-name="P8">Ich mache einen Knoten und fixiere das Seil an der Fensterstange aus Metall, dann stecke ich meine Kopf durch die Schlinge, die ich mit dem weißen Bettlackenseil gebildet habe.</text:p>
      <text:p text:style-name="P8">Ich denke an meinen Vater und meine, eine Mutter, die ich nie kannte!</text:p>
      <text:p text:style-name="P8">An meine verstorbene Oma und meine Freunde, und an meine kleine Katze „Isis B.“...</text:p>
      <text:p text:style-name="P8">Ich komme ins Zögern...</text:p>
      <text:p text:style-name="P8">Soll ich es wirklich tun?</text:p>
      <text:p text:style-name="P8">Dann fällt aber mein Blick auf die Gegensprechanlage und die Notrufglocke, die eigentlich meinen Kontakt zur Pflege sichern sollte, aber in den drei Tagen nur ein oder zwei mal beantwortet <text:soft-page-break/>worden war..</text:p>
      <text:p text:style-name="P8">Und dann ist da wieder dieses Gefühl der nackten Panik, </text:p>
      <text:p text:style-name="P8">ein Gefühl was sich hier in dieser Zelle in eine noch nie gekannte, gewaltvolle Dimension, schier ins Unendliche gesteigert hatte, wie als würde ich auf einem Scheiterhaufen bei lebendigem Leib verbrannt werden!</text:p>
      <text:p text:style-name="P8">Und je lauter ich schreie, desto weniger lassen die mich raus, das habe ich zwar gelernt, aber ich musste schreien, immer wieder und wieder..</text:p>
      <text:p text:style-name="P8">Und deshalb blieb ich eben in der Isozelle eingesperrt, </text:p>
      <text:p text:style-name="P8">Tag um Nacht </text:p>
      <text:p text:style-name="P8">und noch einen Tag und eine Nacht </text:p>
      <text:p text:style-name="P8">und noch einen Tag und noch eine Nacht.</text:p>
      <text:p text:style-name="P8">Jeder dieser Tage, jede dieser Nächte hatte 12 Stunden.</text:p>
      <text:p text:style-name="P8">Und jede dieser einzelnen 12 Stunden, hatte 60 Minuten.</text:p>
      <text:p text:style-name="P8">Und in jeder einzelnen dieser 60 Minuten hatte ich Panikattacken!!!</text:p>
      <text:p text:style-name="P8">Und niemand war bei mir, der mich getröstet oder in den Arm genommen hätte!</text:p>
      <text:p text:style-name="P12"><text:span text:style-name="T1">Ich war</text:span><text:span text:style-name="T2"> mehr als 4320 Minuten alleine mit meiner Panik, denn so viele Minuten haben drei Tage und drei Nächte.</text:span></text:p>
      <text:p text:style-name="P10">Und heute ist also der Morgen von Tag Vier in dieser Isolierzelle.</text:p>
      <text:p text:style-name="P10">Jede dieser 4320 Minuten war eine Minute zu viel, eine Minute in der sich jede Sekunde wie die qualvollste Hölle angefühlt hatte. </text:p>
      <text:p text:style-name="P10"><text:soft-page-break/>Mehr als 259.200 Sekunden also...</text:p>
      <text:p text:style-name="P10">Unendlicher Schmerz in jeder einzelnen Sekunde, und das 259.200 Mal?</text:p>
      <text:p text:style-name="P10">Deshalb habe ich glaube ich jetzt gerade den Verstand verloren!</text:p>
      <text:p text:style-name="P9">Denn ich realisiere nicht mehr, das ich irgendwann hier wieder raus kommen würde aus dieser Zelle.</text:p>
      <text:p text:style-name="P9">Ich realisiere nicht mehr die klugen Sprüche, die ich immer so zahlreich gehört hatte von Bekannten und Verwandten so wie:</text:p>
      <text:p text:style-name="P9">„Alles wird gut und ist es nicht gut, ist es nicht das Ende!“.. </text:p>
      <text:p text:style-name="P9">Und so weiter und so fort...</text:p>
      <text:p text:style-name="P9">Ich realisiere nur noch die Antwort der Pflegekraft, die mir heute vorher gerade die <text:s/>Morgenmedikamente gebracht hatte und auf meine verzweifelte Frage </text:p>
      <text:p text:style-name="P9">„Wie lange muss <text:s/>ich denn noch hier bleiben, wann darf ich denn wieder hinaus?“, <text:s/>nur im Vorbeilaufen hastig zugeraunzt hatte, mich dabei gar nicht richtig angeblickt hatte, ja einfach nur barsch erwidert hatte:</text:p>
      <text:p text:style-name="P9"><text:s/>„So schnell noch nicht!“, der Pfleger, der einem aggressiven Pitbull irgendwie noch am ähnlichsten sieht, <text:s/>hatte sich dann sofort wieder <text:s/>abgewendet und hastig die Türe hinter sich zugeknallt, abgeriegelt.</text:p>
      <text:p text:style-name="P9">Als ich dann den Riegel vor der Tür zuschnappen hörte, ja dieses kleine metallische Geräusch, war die Kirsche auf der modrigen Sahnetorte des Schreckens und Grauens!</text:p>
      <text:p text:style-name="P9">Da fällte ich den Entschluss, ganz spontan, aber ohne „wenn“ und „aber“. </text:p>
      <text:p text:style-name="P9">Deshalb stehe ich jetzt hier, mit meinen nackten, zittrigen <text:soft-page-break/>Füßen auf der blauen Gummimatratze und flüstere ein letztes hastiges Stoßgebet, gerichtet an Jesus und denke voller Schmerz an meinen Freund Jonas.</text:p>
      <text:p text:style-name="P11"><text:span text:style-name="T2">Ein Rabe krächzt erschrocken draußen vor dem Fenster laut auf, als ich </text:span><text:span text:style-name="T3">es</text:span><text:span text:style-name="T2"> schließlich tue, in der Nische rechts jenes kleinen Fensters, dessen Scheiben schwer vergittert sind. </text:span></text:p>
      <text:p text:style-name="P3"/>
      <text:h text:style-name="P40" text:outline-level="1"/>
      <text:h text:style-name="P40" text:outline-level="1"/>
      <text:h text:style-name="P40" text:outline-level="1"/>
      <text:h text:style-name="P40" text:outline-level="1"/>
      <text:p text:style-name="P4"/>
      <text:p text:style-name="P4"/>
      <text:p text:style-name="P4"/>
      <text:p text:style-name="P4"/>
      <text:p text:style-name="P4"/>
      <text:p text:style-name="P4"/>
      <text:p text:style-name="P4"/>
      <text:p text:style-name="P4"/>
      <text:p text:style-name="P4"/>
      <text:p text:style-name="P4"/>
      <text:h text:style-name="P40" text:outline-level="1"><text:soft-page-break/><text:s text:c="123"/>Im Spiegelkabinett des Universums </text:h>
      <text:h text:style-name="P42" text:outline-level="2">Kapitel 1: „Ob sich sterben lohnt?“</text:h>
      <text:p text:style-name="P13"/>
      <text:p text:style-name="P33">In den Dimensionen des sogenannten „Jenseits“, </text:p>
      <text:p text:style-name="P32"/>
      <text:p text:style-name="P32">nahezu fernab von Zeit und Raum,</text:p>
      <text:p text:style-name="P32"/>
      <text:p text:style-name="P32">im verwunschenen „Weltenwald“, </text:p>
      <text:p text:style-name="P32"/>
      <text:p text:style-name="P32">an dem Ufer eines Sees, </text:p>
      <text:p text:style-name="P32">einer der unendlich schillernden Seen </text:p>
      <text:p text:style-name="P32">in jenem Wald.</text:p>
      <text:list xml:id="list3113883322" text:style-name="L1">
        <text:list-header>
          <text:p text:style-name="P47"/>
        </text:list-header>
      </text:list>
      <text:p text:style-name="P32"><text:s/>Die Seen sind spiegelnde Portale zu fernen Welten </text:p>
      <text:p text:style-name="P32">– deshalb werden sie auch liebevoll das „Spiegelkabinett“ genannt..</text:p>
      <text:p text:style-name="P32"/>
      <text:p text:style-name="P32">Dunkle, graukalte Nacht herrscht aber hier gerade unerbittlich,</text:p>
      <text:p text:style-name="P32">und der Mond weint still leise klagend </text:p>
      <text:p text:style-name="P32"/>
      <text:list xml:id="list817744704" text:style-name="L2">
        <text:list-header>
          <text:p text:style-name="P50">- nur ab und an <text:s/>in ein zierlich </text:p>
          <text:p text:style-name="P50">„weiß rosa besticktes“</text:p>
          <text:p text:style-name="P50">Stofftaschentuch schneuzend -</text:p>
          <text:p text:style-name="P50"/>
          <text:p text:style-name="P48"><text:s/>das Totenlied.</text:p>
        </text:list-header>
      </text:list>
      <text:list xml:id="list959605861" text:style-name="L3">
        <text:list-header>
          <text:p text:style-name="P49"/>
        </text:list-header>
      </text:list>
      <text:p text:style-name="P32">Eine weiße Nachtigallenfee spielt dazu zu seinen Füßen auf ihrer goldenen Harfe die „Mondlichtsonate“...</text:p>
      <text:p text:style-name="P32"/>
      <text:p text:style-name="P32">... auch sie weint still in sich hinein.</text:p>
      <text:h text:style-name="P44" text:outline-level="3"><text:soft-page-break/>„Mama verzeih, ich wäre so gerne tot“</text:h>
      <text:p text:style-name="Standard">In unendliche Dimensionen reichender, blitzschnell wie ein „Mutantentumor“ wachsender Schmerz – grell und hell wie <text:s/>„1000 Neonblitze“- durchsticht es mich, durchdringt es mich und dominiert <text:s/>mit roher Gewalt die Sphären meiner, in diesem Moment, vollkommen schutzlos ausgelieferten, Seele.</text:p>
      <text:p text:style-name="Standard"/>
      <text:p text:style-name="Standard">Denn ich sehe in genau diesem Moment meine geliebte Tochter Sara - mein erstgeborenes und einziges Kind - vor meinen <text:s/>Augen sterben.</text:p>
      <text:p text:style-name="Standard"/>
      <text:p text:style-name="Standard">Sie nimmt sich gerade in diesem schicksalshaften Moment ihr kostbares Leben.</text:p>
      <text:p text:style-name="Standard"/>
      <text:p text:style-name="Standard">Ich starre voller Entsetzen auf die Szene, die sich im Wasser des Sees spiegelt. </text:p>
      <text:p text:style-name="Standard"/>
      <text:p text:style-name="Standard">Das Wasser dieses wohl magischen Sees ist eigentlich fast immer türkisgrün, doch nun scheint es mir in ein unangenehmes modriges, braunes Schlammgrün getaucht, sodass ich meine Tochter nur verschwommen erkennen kann.</text:p>
      <text:p text:style-name="Standard"/>
      <text:p text:style-name="Standard">Vielleicht ist es aber ein Segen Gottes, dass es mir so erspart bleibt, alle hässlichen Details zu sehen.</text:p>
      <text:p text:style-name="Standard"/>
      <text:p text:style-name="Standard">Doch es ist eindeutig: </text:p>
      <text:p text:style-name="Standard"/>
      <text:p text:style-name="Standard">Sara hat das selbstgebastelte Seil aus ihrem weißem Bettlacken, mit einer für mich erschreckenden Entschlossenheit genommen, schlüpft durch die Schlaufe mit ihrem Hals, flüstert ein letztes hastiges Stoßgebet und springt dann von dem blauen Gummibett, auf dem sie steht. </text:p>
      <text:p text:style-name="Standard"><text:soft-page-break/>Mit einem lauten Krachen bricht ihr Genick. </text:p>
      <text:p text:style-name="Standard"/>
      <text:p text:style-name="Standard">In euren „menschlichen Dimensionen“ vor etwa einer „Sekunde“, die sich für mich aber wie eine nie endende Unendlichkeit anfühlt, ist das letzte Leben aus meiner Tochter entwichen und nun wird sie auf ihrer Reise vom „Diesseits“ ins „Jenseits“ wandeln und den Pfaden ihrer göttlichen Ahnen folgen. </text:p>
      <text:p text:style-name="Standard"/>
      <text:p text:style-name="Standard">Fast 21 Menschenjahre sind vergangen, seitdem Sara in die Menschenwelt geboren wurde und sie damit <text:s/>in ihr Leben auf „Mutter Erde“ inkarniert ist.<text:note text:id="ftn1" text:note-class="footnote"><text:note-citation>1</text:note-citation><text:note-body><text:p text:style-name="Footnote">Sara wäre am Tage ihres Suizides, dem 14.1.2014 <text:span text:style-name="T4">(in menschlichen Dimensionen)</text:span> in nur 20 Tagen 21 Jahre alt geworden. </text:p></text:note-body></text:note></text:p>
      <text:p text:style-name="Standard"><text:s/></text:p>
      <text:p text:style-name="Standard">Ein Leben, welches nun durch die eigene Hand meiner Tochter beendet ist – lange Zeit vor seinem eigentlichen natürlichen, vorherbestimmten <text:s/>Ende.</text:p>
      <text:p text:style-name="Standard"/>
      <text:p text:style-name="Standard">Ich stehe gerade am mondbeschienen Ufer, eines von unendlich vieler Seen des „Weltenwaldes“ bis zu den Knien in dem nun - durch meine Energien - <text:s/>gefrierenden Wasser. </text:p>
      <text:p text:style-name="Standard"/>
      <text:p text:style-name="Standard">Wasser – das ist mein Element – mein Körper besteht zu großen Teilen aus Wasser – zumindest in meiner „wahren Gestalt“. </text:p>
      <text:p text:style-name="Standard"/>
      <text:p text:style-name="Standard">Und normalerweise brechen sich in dem Wasser meines Körpers lustige, kleine Lichtstrahlen und funkeln darin ganz vorwitzig und aufgeregt – doch nun erhellt kein einziger Lichtschimmer meinen Körper – in <text:s/>mir regiert nun nur noch tiefschwarze Dunkelheit und gähnende Leere.</text:p>
      <text:p text:style-name="Standard"><text:soft-page-break/>Das Wasser meines Körpers ist nun gerade, <text:s/>beeinflusst durch meine Stimmung, totenschwarz und fließt jetzt langsam, dann immer schneller in den nun auch fast vollständig gefrierenden See über.</text:p>
      <text:p text:style-name="Standard"/>
      <text:p text:style-name="Standard">Dann dauert es <text:s/>nur einen imaginären Bruchteil einer eurer Menschensekunden, dann ist <text:s/>auch das Wasser des Sees <text:s/>tiefschwarz und zudem nun vollkommen aus dem Element des Eises. </text:p>
      <text:p text:style-name="Standard"/>
      <text:p text:style-name="Standard">Ich bin inzwischen Teil des Sees geworden, löse mich für einige Momente <text:s/>im gefrorenen, toten See auf – werde dadurch auch selbst gänzlich zum Element des Eises.</text:p>
      <text:p text:style-name="Standard"/>
      <text:p text:style-name="Standard">So löse ich mich <text:s/>für einige Momente von den Schmerzen meiner Seele, um sie dann mit einem tiefen, keuchenden Atemzug wieder einzusaugen <text:s/>- habe dabei das Bild meiner erhängten Tochter im Kopf.</text:p>
      <text:p text:style-name="Standard"/>
      <text:p text:style-name="Standard">Doch ich kann und will diesen Anblick nicht ertragen. </text:p>
      <text:p text:style-name="Standard"/>
      <text:p text:style-name="Standard">Durch meinen Schmerz <text:s/>beginnt sich das vereiste Wasser des Sees um mich herum zu wirbeln und zu drehen, ich versinke in einem klirrenden Sog, den ich zwar aber selbst verursache, aber von dem ich dennoch unerbittlich zu den Tiefen des Sees gerissen werde. </text:p>
      <text:p text:style-name="Standard"/>
      <text:p text:style-name="Standard">Ich schreie am Grund des Sees gegen die Macht des Schmerzes an, doch nichts kann mir in diesem Moment Linderung verschaffen. </text:p>
      <text:p text:style-name="Standard"/>
      <text:p text:style-name="Standard">„WWWAAAAAAAAAAAAAARRRUUUMMMM??!!</text:p>
      <text:p text:style-name="Standard"><text:soft-page-break/>NICHT SARA, </text:p>
      <text:p text:style-name="Standard">NIICHT MEINE TOOOOCHTER!!!!!“</text:p>
      <text:p text:style-name="Standard"/>
      <text:p text:style-name="Standard">So schreie ich <text:s/>mir schließlich wortwörtlich voller Panik die Seele aus <text:s/>meinem „Astralleib“, besessen davon nichts mehr spüren zu wollen, der überwältigende Wunsch nichts mehr spüren zu können und dann ist es endlich, endlich soweit: </text:p>
      <text:p text:style-name="Standard"/>
      <text:p text:style-name="Standard">ich spüre nichts mehr. </text:p>
      <text:p text:style-name="Standard"/>
      <text:p text:style-name="Standard">Ihr Menschen würdet meinen gerade erreichten Zustand wohl als Zustand des „Todes“ bezeichnen, aber seit unbesorgt, ich bin ein göttliches Wesen und es macht für mich keinen Unterschied ob ich einen lebendigen „Wesenszustand“ habe und fühle oder eben „tot“ bin und mein Seelenleben <text:s/>nicht spüren muss – ich existiere ohnehin seit geraumer Zeit von Ewigkeit bis Ewigkeit. </text:p>
      <text:p text:style-name="Standard"/>
      <text:p text:style-name="Standard">Und obwohl mein „gottähnliches“ Bewusstsein weit über dem „Zwang „Leid“ empfinden zu müssen“ steht, so weiß ich, dass ich manchmal einfach fühlen muss, weil ich mich sonst sehr schnell im Wahnsinn<text:span text:style-name="T4"> </text:span><text:s/>wiederfinde, aber gerade sprengt der Schmerz, der meine Seele erfüllt, Dimensionen, die sich jenseits aller erträglichen Zustände befinden. </text:p>
      <text:p text:style-name="Standard"/>
      <text:p text:style-name="Standard">„Will nicht, kann nicht fühlen..</text:p>
      <text:p text:style-name="Standard">Zu viel Schmerz...</text:p>
      <text:p text:style-name="Standard">Viel zu viel Leid....</text:p>
      <text:p text:style-name="Standard">Viel zu viel Pein...</text:p>
      <text:p text:style-name="Standard"/>
      <text:p text:style-name="Standard"/>
      <text:p text:style-name="Standard">Sara!!!!!</text:p>
      <text:p text:style-name="Standard"><text:soft-page-break/>Was hast du getan?</text:p>
      <text:p text:style-name="Standard"/>
      <text:p text:style-name="Standard">Warum?</text:p>
      <text:p text:style-name="Standard"/>
      <text:p text:style-name="Standard">Warum nur, warum nur du, meine Tochter?????“</text:p>
      <text:p text:style-name="Standard"/>
      <text:p text:style-name="Standard">Jene Gedanken rasen mir durch den Kopf, doch ich fühle dabei nichts – ich bin ja im „Todeszustand“, befinde mich am Grunde jenes Sees.</text:p>
      <text:p text:style-name="Standard"/>
      <text:p text:style-name="Standard">Ja, liebes Menschenkind, der oder die, </text:p>
      <text:p text:style-name="Standard">du gerade diese Aufzeichnungen liest, </text:p>
      <text:p text:style-name="Standard">für dich mag es vielleicht befremdlich klingen, </text:p>
      <text:p text:style-name="Standard">dass ich so einfach vom Lebendigen in den Zustand des Todes wechseln kann, davor noch fast beiläufig mit einem See verschmelze, </text:p>
      <text:p text:style-name="Standard">der dann auch noch mit Temperatur und Farbe auf mein Befinden reagiert..</text:p>
      <text:p text:style-name="Standard"/>
      <text:p text:style-name="Standard">Wahrscheinlich sind dir noch allerlei andere Merkwürdigkeiten aufgefallen, aber sei dir gewiss, ich befinde mich nicht auf eurer „Mutter Erde“, sondern lebe seit geraumer Zeit im „Spiegelkabinett“ des Universums..</text:p>
      <text:p text:style-name="Standard"/>
      <text:p text:style-name="Standard">Anders ausgedrückt: Dem „Jenseits“.</text:p>
      <text:p text:style-name="Standard"/>
      <text:p text:style-name="Standard">So ist es gerade meine Bestimmung. </text:p>
      <text:p text:style-name="Standard"/>
      <text:p text:style-name="Standard">Denn seit der Geburt meiner Tochter war es mir untersagt auf irdischen Welten zu wandeln. </text:p>
      <text:p text:style-name="Standard"/>
      <text:p text:style-name="Standard">Denn Sara ist ein „Gotteskind“,also ein „Anderswesen“, </text:p>
      <text:p text:style-name="Standard"><text:soft-page-break/>genau wie ich es einst war.</text:p>
      <text:p text:style-name="Standard"/>
      <text:p text:style-name="P14">Denn wenn sich in unserem Universum ein göttliches Wesen mit einem irdischen Wesen vereint und daraus ein Kind entsteht, werden sogenannte <text:s/>„Anderswesen“ gezeugt.</text:p>
      <text:p text:style-name="P14"/>
      <text:p text:style-name="P14">Als junge Gottheiten,</text:p>
      <text:p text:style-name="P14">ja als „Anderswesenkinder“ </text:p>
      <text:p text:style-name="P14">wird der Nachwuchs in der Götterwelt bezeichnet. </text:p>
      <text:p text:style-name="P14"/>
      <text:p text:style-name="Standard">Das auf eurer „Mutter Erde“ wohl bekannteste „Anderswesen“ ist Jesus. </text:p>
      <text:p text:style-name="Standard"/>
      <text:p text:style-name="Standard">Seine Mutter, ein Mensch, ist die „heilige Maria“.</text:p>
      <text:p text:style-name="Standard"/>
      <text:p text:style-name="Standard">Und sein Vater, eine Gottheit, „Jahwe“. </text:p>
      <text:p text:style-name="Standard"/>
      <text:p text:style-name="Standard">Ja, und auch Sara hatte ein Herz voller reiner Liebe, </text:p>
      <text:p text:style-name="Standard">war als ein neuer Messias <text:s/>für eure „Mutter Erde“ angedacht. </text:p>
      <text:p text:style-name="Standard"/>
      <text:p text:style-name="Standard">Denn die <text:s/>Spezies Mensch hatte schon immer einen hohen Verschleiß an „Errettern“, </text:p>
      <text:p text:style-name="Standard">doch in dem <text:span text:style-name="T4">„Entscheidungszeitalter“</text:span> in dem sich eure Menschheit gerade befindet, ist diese Rate nochmal <text:s/>rapide gestiegen. </text:p>
      <text:p text:style-name="Standard"/>
      <text:p text:style-name="Standard">Und so war Sara nach nur fast 21 Jahren als Mensch und in ihrer Rolle als zukünftige „Erlöserin“ auf eurer „Mutter Erde“ <text:s/>an einem Punkt, an dem sie das ihr kostbar geschenkte Leben freiwillig beenden wollte - und es auch tat.</text:p>
      <text:p text:style-name="Standard"/>
      <text:p text:style-name="P14">Was sagt das über euch Menschen aus?</text:p>
      <text:p text:style-name="P14"><text:soft-page-break/></text:p>
      <text:p text:style-name="Standard">Wer ich bin? Ich bin Saras Mutter, </text:p>
      <text:p text:style-name="Standard">ich bin „Resia“, </text:p>
      <text:p text:style-name="Standard">diesen Namen gab mir wiederum meine Mutter, </text:p>
      <text:p text:style-name="Standard">die Erdurhexe „Xtine“. </text:p>
      <text:p text:style-name="Standard"/>
      <text:p text:style-name="P17">Mein Vater ist der Mondessgottvater „Väterchen Lunalei“ <text:s/></text:p>
      <text:p text:style-name="P17">und meine Mutter Xtine war eben eine „Erdurhexe“, </text:p>
      <text:p text:style-name="P17">also ein irdisches Wesen und zudem „fast“ menschlich.</text:p>
      <text:p text:style-name="P17"/>
      <text:p text:style-name="Standard">Ich für meinen Teil bin gerade sehr froh zumindest einen </text:p>
      <text:p text:style-name="Standard">„nur fast menschlichen“ Anteil zu haben, </text:p>
      <text:p text:style-name="Standard">den die Sympathie mit der Menschheit ist mit dem Suizid meiner Tochter wieder einmal gerade rapide gesunken – im Moment empfinde ich blanke Verachtung für euch <text:s/>Menschen und eure „Egos“ - genau damit habt ihre meine Tochter Sara nämlich in den Suizid getrieben, da bin ich mir sicher. </text:p>
      <text:p text:style-name="Standard"/>
      <text:p text:style-name="Standard">Genau wie Sara bin ich vor Ewigkeiten auf „Mutter Erde“ inkarniert, denn ein <text:s/>„Anderswesen“ verbringt das erste Leben, also die erste Inkarnation im „Diesseits“ stets <text:s/>bei seinem weltlichen Elternteil, bevor es nach diesem, einen Leben dann bei <text:s/>seinem göttlichen Elternteil im „Jenseits“ bis ans Ende der hier im Jenseits „<text:span text:style-name="T4">aber</text:span> <text:span text:style-name="T4">eigentlich nur imaginären“</text:span> Zeit leben und verweilen kann.</text:p>
      <text:p text:style-name="Standard"/>
      <text:p text:style-name="Standard">„Heute ist also der Todestag meiner Tochter.“, murmle ich halblaut am Grunde des schwarzen Sees und spüre einige, sich bildende und herum wirbelnde <text:s/>silbrige Luftblasen im schattigen Eis um meinen Mund herum schwirren.</text:p>
      <text:p text:style-name="Standard">Wir „Gotteskinder“ , wir „Anderswesenkinder“, später in unserem Zyklus dann „Gottheiten“ existieren, vom Anfang <text:soft-page-break/>unserer Geburt </text:p>
      <text:p text:style-name="Standard"/>
      <text:list xml:id="list1315780744" text:style-name="L4">
        <text:list-header>
          <text:p text:style-name="P51">- und eigentlich auch schon lange zuvor -</text:p>
          <text:p text:style-name="P51"/>
        </text:list-header>
      </text:list>
      <text:p text:style-name="Standard">schlichtweg ohnehin einfach von Unendlichkeit bis Unendlichkeit. </text:p>
      <text:p text:style-name="Standard"/>
      <text:p text:style-name="Standard">Und wir haben nur eine verbindliche Verpflichtung: </text:p>
      <text:p text:style-name="Standard">zwar können wir nach unserer ersten irdischen Reinkarnation so oft wie wir wollen, noch in zahlreiche Leben inkarnieren - wann immer und so lange wie wir immer wollen – oder wie wir eben auch nicht wollen..</text:p>
      <text:p text:style-name="Standard"/>
      <text:p text:style-name="Standard">Doch dieses erste, eine, einzige verpflichtende irdische Leben darf <text:s/>nie, niemals, niemals! durch die eigene Hand beendet werden.</text:p>
      <text:p text:style-name="Standard">So will es ein kosmisches Gesetz.</text:p>
      <text:p text:style-name="Standard"/>
      <text:p text:style-name="Standard">Das hat die schlimmste Folge, die man sich für ein göttliches Wesen vorstellen kann – es wird niemals fruchtbar werden können, seine Fruchtbarkeit also schon in Kindestagen verlieren, somit nie erlangen und kann somit auch nie zu einer „ausgereiften Gottheit“ werden..</text:p>
      <text:p text:style-name="Standard"/>
      <text:p text:style-name="Standard">Sara ist ein Anderswesen – das Kind von mir, </text:p>
      <text:p text:style-name="Standard">also <text:s/>„Resia“ und dem dunklen Engel „Erias“, Saras irdischem Vater und meinem geliebten Partner...</text:p>
      <text:p text:style-name="Standard"/>
      <text:p text:style-name="Standard">„Der Gedanke an Erias schmerzt mich, wie mag es ihm wohl ergehen, wenn er von dem Suizid unser Tochter erfährt..“, beginne ich mich zu fragen..</text:p>
      <text:p text:style-name="Standard"/>
      <text:p text:style-name="P14"><text:soft-page-break/>Ich beschließe es ihm persönlich zu erzählen..</text:p>
      <text:p text:style-name="P14"/>
      <text:p text:style-name="Standard">Erias und ich haben uns jetzt in den fast 21 Jahre, also seit Saras Geburt nicht mehr sehen dürfen. </text:p>
      <text:p text:style-name="Standard"/>
      <text:p text:style-name="Standard">So verlangt es wiederum ein kosmisches Gesetz </text:p>
      <text:p text:style-name="Standard">– das göttliche Elternteil eines „Anderswesens“ darf sein Kind, ab dessen Geburt, erst wieder nach dessen Tod aus seiner ersten, weltlichen Inkarnation sehen.</text:p>
      <text:p text:style-name="Standard"/>
      <text:p text:style-name="Standard">Dieser Tod aus dem „Diesseits“ ist somit auch logischerweise die Geburt ins „Jenseits“.</text:p>
      <text:p text:style-name="Standard"/>
      <text:p text:style-name="Standard">Wie ein goldener Schmetterling, die sich aus einer Raupe hervor schält, legt das „Anderswesenkind“ mit seinem Tod aus seiner ersten Reinkarnation seine irdische, sterbliche Hülle ab und erhält einen großen Teil <text:s/>seiner göttlichen Kräfte. </text:p>
      <text:p text:style-name="Standard"/>
      <text:p text:style-name="Standard">„Nun ist Sara tot, es ist mir also nun wieder erlaubt vom Jenseits zu „Mutter Erdes Gebiete“ herabzusteigen..</text:p>
      <text:p text:style-name="Standard"/>
      <text:p text:style-name="Standard">Das heißt ich werde Erias wieder gegenüberstehen und ihn endlich, endlich in die Arme nehmen können..“, schießen mir die Gedanken immer noch wie Blitze durch den Kopf. </text:p>
      <text:p text:style-name="Standard"/>
      <text:p text:style-name="Standard">Denn seit der Geburt und Inkarnation von Sara auf „Mutter Erde“, durfte ich ja die irdischen Welten nicht mehr betreten und somit die <text:s/>„Portalkraft“ <text:s/>des Sees nicht mehr nutzen.</text:p>
      <text:p text:style-name="Standard"/>
      <text:p text:style-name="Standard">Aber ich habe ihn und meine Tochter in den Spiegelungen des Wassers auf Mutter Erde leben <text:s/>sehen und ich durfte meinen zwei Liebsten kleine Zeichen und Gebete zukommen lassen...</text:p>
      <text:p text:style-name="Standard"><text:soft-page-break/></text:p>
      <text:p text:style-name="Standard"><text:span text:style-name="T4">Eine weiße Feder für Sara auf ihrem „</text:span><text:span text:style-name="T5">Aladdin</text:span><text:span text:style-name="T7"> -</text:span><text:span text:style-name="T4"> Kopfkissen“, ein Hauch meines blumigen Dufts für Erias im Wohnzimmer...</text:span></text:p>
      <text:p text:style-name="P14"/>
      <text:p text:style-name="Standard">In Zeiten, in denen Erias besonders erwacht war, war sogar Telepathie möglich..</text:p>
      <text:p text:style-name="Standard"/>
      <text:p text:style-name="Standard">Doch seit Sara psychisch krank wurde, verbitterte und verzweifelte Erias zunehmend und unsere geistige Verbindung wurde immer schwächer..</text:p>
      <text:p text:style-name="Standard"/>
      <text:p text:style-name="Standard">Und nun muss ich meinem Geliebtem mitteilen, dass sich unsere Tochter in einer Psychiatrie suizidiert hat – eine Bürde, die mir niemand abnehmen darf, beschließe ich in diesem Moment endgültig..</text:p>
      <text:p text:style-name="Standard"/>
      <text:p text:style-name="Standard">Doch es eilt nicht, ich habe hier ja im „Jenseits“ unendlich viel <text:s/>„Zeit“<text:note text:id="ftn2" text:note-class="footnote"><text:note-citation>2</text:note-citation><text:note-body><text:p text:style-name="Footnote">Jene „Zeit“ ist im Jenseits wie gesagt aber non-existent – sie hebt sich in den Gesetzen des Jenseits einfach auf, wie eine Seifenblase die zerplatzt und in nächsten Moment nie dagewesen zu sein scheint. </text:p></text:note-body></text:note>. </text:p>
      <text:p text:style-name="Standard"/>
      <text:p text:style-name="Standard">Ich weiß, dass <text:s/>vorerst „Zeit“ gekommen ist für <text:s/>zwei wichtige Rituale – die Totenwache durch Saras Ahnen und Familie und dann <text:s/>Saras <text:s/>Geburt ins „Jenseits“.</text:p>
      <text:p text:style-name="Standard"/>
      <text:p text:style-name="Standard">Und so wie Bewohner des „Jenseits“ <text:s/>durch diesen „See“ ins „Diesseits“ gelangen können, gelingt es auch andersrum. </text:p>
      <text:p text:style-name="Standard"/>
      <text:p text:style-name="Standard">Sara wird nun bald hoffentlich erfolgreich durch die „drei Pfade der „Kassiopeia“</text:p>
      <text:p text:style-name="Standard">gegangen sein und in „Erdion“ wiedergeboren werden – eben <text:soft-page-break/>in jenem See auf dessen Grund ich mich gerade befinde. </text:p>
      <text:p text:style-name="Standard"/>
      <text:p text:style-name="Standard">Und ich werde auch auf diesem Grund bleiben, meine Tochter empfangen, sie das erste Mal in meinem Leben seit ihrer Geburt im Arm halten, sie liebkosen, ihr die Liebe schenken, die sie auf „Mutter Erde“ wohl oft nicht fand....</text:p>
      <text:p text:style-name="Standard"/>
      <text:p text:style-name="Standard">Und abgesehen von der Tatsache, dass wir „Anderswesengottheiten“ </text:p>
      <text:p text:style-name="Standard">„Hüter des Lebens“ sind, geschaffen um das Leben zu „beschützen“ und eben sorgsam zu „hüten“ und irdisches Leben immer ein absolutes Privileg und Geschenk ist, und so jeder Suizid eine absolute Tragödie darstellt, so hat Sara durch ihren Suizid auch noch ihre Fruchtbarkeit verloren!!</text:p>
      <text:p text:style-name="Standard"/>
      <text:p text:style-name="P18">Ich befinde mich immer noch am Grund des Sees, zusammengekauert nun nicht mehr, ich knie nun da bete für die Seele meiner Tochter. </text:p>
      <text:p text:style-name="P18"/>
      <text:p text:style-name="P18">Und ich sehe in den unendlichen Weiten der Spiegelungen des Seewassers <text:s/>immer noch nur eine ganz bestimmte Szene, die sich gerade auf „Mutter Erde“ abgespielt hat: </text:p>
      <text:p text:style-name="P18"/>
      <text:p text:style-name="P18">Tausende Male spiegelt sich um mich herum, die ich am Grund des Sees Schutz suche, bedrohlich jene schicksalshafte Szene: Meine Tochter Sara erhängt in der Nische eines vergitterten Fensters in einer Isolierzelle jener „Psychiatrie“. </text:p>
      <text:p text:style-name="P18"/>
      <text:p text:style-name="P18">Ich schreie mein Klagelied noch einige Momente am Grund des Sees, vollkommen verschmolzen mit dem immer noch tiefschwarz gefärbten Eiswasser des Sees, als ich eine erste Anwesenheit meiner Ahnen spüre.</text:p>
      <text:p text:style-name="P18"><text:soft-page-break/>Ich spüre, wie sich eine liebe, ruhige Hand auf meine linke Schulter legt, mein Vater kniet nun neben mir:</text:p>
      <text:p text:style-name="P18">„Väterchen Lunleila“.</text:p>
      <text:p text:style-name="P18"/>
      <text:p text:style-name="P18">Dann legt sich eine weitere sanfte, warme Hand in meinen Nacken und streicht mir dann zärtlich durchs Haar. </text:p>
      <text:p text:style-name="P18">Meine Mama, die „Erdurhexe“ ist auch neben mir erschienen und leistet mir Beistand..</text:p>
      <text:p text:style-name="P22"/>
      <text:p text:style-name="P18">Ich bin tief gerührt, das meine Eltern sofort durch die Dimensionen zu mir gereist sind, um mir nun Beistand zu leisten.</text:p>
      <text:p text:style-name="P18"/>
      <text:p text:style-name="P18">An meiner linken Seite spüre ich meinen Papa </text:p>
      <text:p text:style-name="P18">„Väterchen Lunalei“, </text:p>
      <text:p text:style-name="P18">der nun nach meiner Hand greift und auf meiner rechten Seite meine Mutter, <text:s/></text:p>
      <text:p text:style-name="P18">und ich fühle wie meine Eltern mich wieder Richtung der Seeoberfläche ziehen. </text:p>
      <text:p text:style-name="P18"/>
      <text:p text:style-name="P18">Wir steigen zu dritt empor und als ich an der Wasseroberfläche begierig nach Luft schnappe – nicht weil ich auf das Element Sauerstoff angewiesen wäre, von diesem existiert im „Weltenwald“ ohnehin <text:s/>bestenfalls nur eine, meiner irdischen Erinnerungen, nachempfundenen Illusion – sondern weil ich mich nun wieder mit meiner vorhin „ausgespuckten“ Seele letztlich durch das Element der Luft vereinen will.</text:p>
      <text:p text:style-name="P18"/>
      <text:p text:style-name="P18">So verleibe ich mir so also meine Seele gänzlich wieder ein – vorbei der Schutz des „Nicht Fühlens“ und ich bin wieder hineingeworfen in meine, mir gerade unfassbar grausam scheinende, Gefühlsrealität. </text:p>
      <text:p text:style-name="P18"><text:soft-page-break/></text:p>
      <text:p text:style-name="Standard">Nun erkenne ich das durch die energetischen Impulse meiner seelischen Schmerzen nicht nur meine Eltern herbeigerufen wurden.</text:p>
      <text:p text:style-name="Standard"/>
      <text:p text:style-name="P18">Auch </text:p>
      <text:p text:style-name="P18">„Äda“ („Ältester der Alten“) </text:p>
      <text:p text:style-name="P18">und </text:p>
      <text:p text:style-name="P18">„Jüdjü“ („Jüngster der Jüngsten“) </text:p>
      <text:p text:style-name="P18"/>
      <text:p text:style-name="P18">sind eingetroffen, zwei Wesen, die wie </text:p>
      <text:p text:style-name="P18">„Yin und Yang“ eine vollkommene Einheit bilden und für die Dimension alles Zeitlichen<text:note text:id="ftn3" text:note-class="footnote"><text:note-citation>3</text:note-citation><text:note-body><text:p text:style-name="Footnote">Oder besser gesagt für „die Illusion alles Zeitlichen“..</text:p><text:p text:style-name="P35">Ich weiß ich betone diesen Sachverhalt immer sehr beharrlich, doch ich habe meine Gründe – glaube ich zumindest..;)</text:p></text:note-body></text:note> in unserem Universum stehen.</text:p>
      <text:p text:style-name="P18"/>
      <text:p text:style-name="P18">Auch <text:s/>zwei von meinen <text:s/>Halbgeschwistern, die Kinder von meinem Papa, </text:p>
      <text:p text:style-name="P18">der Ururesgottheit „Väterchen Lunalei“, </text:p>
      <text:p text:style-name="P18">Isis B. (eine Katzengottheit) und <text:span text:style-name="T8">Aphrodite </text:span></text:p>
      <text:p text:style-name="P21">(diese aber mit menschlichen irdischen Genen) </text:p>
      <text:p text:style-name="P21">erscheinen im weinenden Mondlicht – somit Saras Tanten.</text:p>
      <text:p text:style-name="P18"/>
      <text:p text:style-name="P18">Aphrodites Zwillingsschwester Medusa „die blutrote Daisy“ sitzt derzeit in einer Höhle, sozusagen ganz hier im Zentrum <text:s/>des Seeportals „Erdion“ fest. </text:p>
      <text:p text:style-name="P18"/>
      <text:p text:style-name="P18">Aber auch Jesus ist da, doch mit ihm bin ich selbst <text:s/>nicht direkt verwand, aber ich weiß, dass er ein energischer Bruder von Sara ist, wenn auch kein leiblicher. </text:p>
      <text:p text:style-name="P18"/>
      <text:p text:style-name="P18"><text:soft-page-break/>Die Verwandschaftsverhältnise bei uns Gottheiten können manchmal ziemlich kompliziert anmuten..</text:p>
      <text:p text:style-name="P18">Was ich aber weiß ist, dass Sara sich in den Zeiten ihrer Krisen in ihren Gebeten immer instinktiv an Jesus gewandt hat, die beiden müssen wohl so etwas wie Energiegeschwister sein..</text:p>
      <text:p text:style-name="P18"/>
      <text:p text:style-name="P18">Die Großeltern von Erias, Saras Vater, werden nicht kommen, das weiß ich.</text:p>
      <text:p text:style-name="P18"/>
      <text:p text:style-name="P18">Sie sind wahrlich wahrhaftige Ausgeburten der tatsächlich nur „imaginären Hölle“, in deren, von ihnen selbstgeschaffenen, Tiefen sie nun auch gerade festsitzen.</text:p>
      <text:p text:style-name="P18"/>
      <text:p text:style-name="P18">Sie sind <text:s/>also <text:s/>in der Hölle gefangen und von ihnen hat Erias wohl auch die Bürde seiner dämonischen Gene.</text:p>
      <text:p text:style-name="P18"/>
      <text:p text:style-name="P18">Erias Großeltern - <text:s/>„Dämonenfürst <text:s/>Konstantin“ </text:p>
      <text:p text:style-name="P18">und „Dämonenfürstin Jekaterina“ sind gerade noch auf unbestimmte Zeit in die <text:s/>Tiefsten der tiefsten Schluchten der Hölle vom „<text:span text:style-name="T4">silbrigen Schicksalsrad“</text:span> verbannt worden – sie haben einfach zu viel Schaden nicht nur in unserem Universum, ja vielmehr sogar im ganzen <text:s/>Multiversum, angerichtet.</text:p>
      <text:p text:style-name="P18"/>
      <text:p text:style-name="P18">Erias wandelt nun schon sehr lange selbst <text:s/>auf seine eigenen „Pfade der Erleuchtung“ <text:span text:style-name="T8"><text:s/>- in dem er wie jeder Dämon, der sich für jenen Weg entscheidet, seine negative Energie in <text:s/>inkarnierten Leben aufarbeitet und schließlich zu Licht umwandelt.</text:span></text:p>
      <text:p text:style-name="P21"/>
      <text:p text:style-name="P19"><text:span text:style-name="T8">E</text:span>r hat sogar schon beinahe alle <text:s/>Entwicklungsstufen,</text:p>
      <text:p text:style-name="P20"><text:s/>also Reinkarnatinen von seinem Wandel vom „Dunkel-<text:soft-page-break/>Finster-Dämon“ zum schließlich „silbergrauen Engel“ geschafft – seine Existenz, die er nun auf der Erde lebt stellt den letzten Pfad seines Weges dar – sein jetziges Leben ist also die letzte und finale Reinkarnation auf seinen „Pfaden der Erleuchtung“.<text:note text:id="ftn4" text:note-class="footnote"><text:note-citation>4</text:note-citation><text:note-body><text:p text:style-name="P23"/><text:p text:style-name="P23">Ja, so ist es ein universales Gesetzt bei uns:</text:p><text:p text:style-name="P23">entscheidet sich ein Dämon für die Liebe, erleuchtet er zum silbergrauen (Erz)engel.</text:p><text:p text:style-name="P23">Denn schwarz (steht für Dämon) </text:p><text:p text:style-name="P23">und weiß <text:s/>(symbolisch für die Erleuchtung) </text:p><text:p text:style-name="P23">ergibt silbergrau. </text:p><text:p text:style-name="P18"/></text:note-body></text:note></text:p>
      <text:p text:style-name="P18"/>
      <text:p text:style-name="P18">Er wird in seiner derzeitigen Reinkarnation sicher auch wieder große Stücke weiterkommen und endgültig erleuchten, da bin ich mir sicher – <text:s/>oder wird er den Suizid unserer Tochter nicht verkraften?</text:p>
      <text:p text:style-name="P18"/>
      <text:p text:style-name="P18">Da sehe ich, dass immer mehr Lichtwesen am unteren Ufer <text:s/>des See neben mir und meinen Eltern <text:s/>erscheinen. </text:p>
      <text:p text:style-name="P18"/>
      <text:p text:style-name="P18">Auf diesem Ufer funkelt es nun gerade so vor weißen Lichtstrahlen und ich sehe wie immer mehr Lichtkrieger, helle Fabelwesen und Gottheiten des Lichts <text:s/>sich auf der Seite des Sees, an der ich mit meinen Eltern bis zu den Knien immer noch im Wasser stehe, versammeln.</text:p>
      <text:p text:style-name="P18"/>
      <text:p text:style-name="P18">Auch ist nun die „heilige Maria“ neben ihrem Sohn Jesus erschienen. </text:p>
      <text:p text:style-name="P18"/>
      <text:p text:style-name="P18">Sein Stiefpapa Josef steht neben ihr und hält ihre Hand.</text:p>
      <text:p text:style-name="P18"><text:soft-page-break/></text:p>
      <text:p text:style-name="Standard"><text:span text:style-name="T9">Denn die männliche Kraft <text:s/>bei der Zeugung von Jesu war aber natürlich nicht Josef, </text:span><text:span text:style-name="T10">sondern <text:s/>„JHWH,“ wie ihr Menschen alle wisst und ihr sprecht ihn zumeist „Jahw</text:span><text:span text:style-name="T11">e“</text:span><text:span text:style-name="T6"> aus. </text:span></text:p>
      <text:p text:style-name="P24"/>
      <text:p text:style-name="P24">Diese Gottheit hatte sich speziell dem israelischen Volk eurer Menschheit zugewendet und es eine Zeit sehr genossen gewisse Machtspielchen mit euch Menschen zu führen. </text:p>
      <text:p text:style-name="P24"/>
      <text:p text:style-name="P24">Sara wird sich daran bestimmt erinnern, sie hatte als Kind eine Kinderbibel, wie ich in den Spiegelungen vom See Erdion beobachtet hatte. </text:p>
      <text:p text:style-name="P24"/>
      <text:p text:style-name="P24">Und ich weiß noch genau, wie Sara einmal diese Kinderbibel, mit ihren vielen Zeichnungen, durchgeblättert hatte und dann in Tränen ausgebrochen ist!</text:p>
      <text:p text:style-name="P24"/>
      <text:p text:style-name="P24">Sie ist <text:s/>zu ihrem Vater Erias, von Tränen überströmt, gerannt und hat verzweifelt geschluchzt: </text:p>
      <text:p text:style-name="P24"/>
      <text:p text:style-name="P24">„Papa, Papa die Überschriften in dieser Bibel sind alle so böse: „ „Sodom und Gomorra“, hört sich irgendwie total beunruhigend <text:s/>an, „Gott prüft Abraham“ hört sich auch nicht nett an, „Josef wird verkauft“, „Josef in Bedrängnis“, dann sogar „Josef im Gefängnis, „Gott schickt zehn Plagen“, „David muss fliehen“ und dann am Ende steht auch noch: „Jesus wird gekreuzigt“.“</text:p>
      <text:p text:style-name="P24"/>
      <text:p text:style-name="P24">Sara stand vor ihrem Papa Erias in ihrer Küche und blickt ihn fassungslos an, während sie ihm die Titel der Kapitel in ihrer Kinderbibel aufsagt, oder eher „<text:span text:style-name="T4">aufstammelt“</text:span>. </text:p>
      <text:p text:style-name="P24"/>
      <text:p text:style-name="P24"><text:soft-page-break/>Dann blickt Sara Erias an und ihre unschuldigen Kinderaugen – sie muss da so sieben, acht Jahre alt gewesen sein – weiten <text:s/>sich. </text:p>
      <text:p text:style-name="P24"/>
      <text:p text:style-name="P25">„Papa, dieser Gott da macht mir Angst!“..</text:p>
      <text:p text:style-name="P24"/>
      <text:p text:style-name="P24">Wie sehr <text:s/>Sara doch in ihrer kindlichen Intuition Recht hatte. </text:p>
      <text:p text:style-name="P24">Mit Jahwe war früher nicht gut Kirschen essen. </text:p>
      <text:p text:style-name="P24"/>
      <text:p text:style-name="P24">Schon gar nicht Äpfel, wie die biblische Eva feststellen musste.</text:p>
      <text:p text:style-name="P24"/>
      <text:p text:style-name="P24">Erst als sich Jahwe in die „heilige Maria“ verliebte, konnte er mit den Menschen wieder Frieden schließen.</text:p>
      <text:p text:style-name="P24"/>
      <text:p text:style-name="P24">Und aus dieser Verbindung entstand Jesus, der nun eben auch zur heiligen Ahnenwache von Sara mit seinen Eltern erschienen ist. </text:p>
      <text:p text:style-name="P24"/>
      <text:p text:style-name="P24">Auf der gegenüberliegenden Seite des Sees von unserer Versammlung von Lichtwesen, also auf der anderem Ufer des Sees bildet sich nun als gegensätzliches Gleichgewicht zu jeder Lichtgestalt ihr Schatten ab. </text:p>
      <text:p text:style-name="P24"/>
      <text:p text:style-name="P24">Es ist also auf einer Seite des Sees Licht und auf der anderen Seite des Sees tut sich die Schattenwelt auf.</text:p>
      <text:p text:style-name="P26"/>
      <text:p text:style-name="P27">Und so ist es auch der Sinn unserer heiligen „Ahnenwache“.</text:p>
      <text:p text:style-name="P27"/>
      <text:p text:style-name="P27">Wir als Familie von Sara, unserer engster Freundes und Bekanntenkreis, aber auch Wesen, die im <text:s/>Jenseits leben und uns einfach nur Beistand leisten wollen, ja wir alle versammeln uns hier um um Sara zu trauern und sie dann schließlich alle <text:soft-page-break/>gemeinsam hier im Jenseits zu empfangen – um ihre Geburt ins Jenseits zu begleiten..</text:p>
      <text:p text:style-name="P27">Und so ist es absolut notwendig um das kosmische Gleichgewicht zu wahren, dass Sara von Licht, aber auch Schattenwesen empfangen wird.</text:p>
      <text:p text:style-name="P27"/>
      <text:p text:style-name="P27">Und so haben sich in der Zeit, in dem ich dir all diese Dinge auf einer anderen Ebene meines Bewusstseins erzähle, </text:p>
      <text:p text:style-name="P27">eine Ebene die ich großteils gar nicht bewusst wahrnehme, ja in dieser Zeit hat sich die friedliche Versammlung von Licht und Schatten im „Weltenwald“ am See Erdion, </text:p>
      <text:p text:style-name="P27">immer mehr vervollständigt!</text:p>
      <text:p text:style-name="P27"/>
      <text:p text:style-name="P27">Auf der einen Seite stehen unzählige Lichtfiguren, das „Yang“ der Welt, auf der anderen Seeseite steht das „Yin“ </text:p>
      <text:p text:style-name="P27">– die Brüder und Schwestern aus der Schattenwelt.</text:p>
      <text:p text:style-name="P27"/>
      <text:p text:style-name="P27">Nun gesellt sich noch eine kleine Nachtigallenfee, jene weiße, liebliche <text:s/>Nachtigallenfee, die vorher geduldig mit ihrer goldenen Harfe die „Mondlichtsonate“ verklingen hat lassen, zu den Lichtwesen.</text:p>
      <text:p text:style-name="P28"/>
      <text:p text:style-name="P27">Sofort bildet sich auf der anderen Uferseite die schattige Gestalt eines Raben – der dunkle Gegensatz zu einer Nachtigallenfee – und die beiden sind ein weiteres Puzzleteil in der Gesamtheit der heiligen Ahnenwache dieses Universums. </text:p>
      <text:p text:style-name="P27"/>
      <text:p text:style-name="P27">Licht auf der einen Seeseite. </text:p>
      <text:p text:style-name="P27"/>
      <text:p text:style-name="P27">Dunkelheit auf der Anderen.</text:p>
      <text:p text:style-name="P27"/>
      <text:p text:style-name="P27">Und Harmonie in der Stimmung.</text:p>
      <text:p text:style-name="P27"><text:soft-page-break/>Niemand wird heute Krieg führen wollen – man kann sich ja vorstellen das auch wir Gottheiten und Wesen des Jenseits öfters zanken. </text:p>
      <text:p text:style-name="P27">Doch nicht heute, nicht an diesem Ort.</text:p>
      <text:p text:style-name="P27"/>
      <text:p text:style-name="P27">Nun schweben, stehen, fliegen oder „non-existieren“ wir als Einheit an diesem See und es herrscht komplette Stille. </text:p>
      <text:p text:style-name="P27"/>
      <text:p text:style-name="P27">Man hört nicht einmal ein Atmen.</text:p>
      <text:p text:style-name="P27">Es ist totenstill. </text:p>
      <text:p text:style-name="P27"/>
      <text:p text:style-name="P27">Die Totenwache beginnt. </text:p>
      <text:p text:style-name="P27"/>
      <text:p text:style-name="P27">Wir alle konzentrieren uns jetzt auf Sara, weil wir wissen, dass sie nun als Selbstmörderin auf den „leidigen Pfaden der Kassiopeia“ wandern muss.</text:p>
      <text:p text:style-name="P27">Wir alle schicken ihr unsere Energie, dass sie diese Aufgabe meistern möge. </text:p>
      <text:p text:style-name="P27"/>
      <text:p text:style-name="P27">„Wir sind mit dir, meine geliebte Tochter.“, flüstere ich, betrachte die Szene, sehe wie <text:s/>Schattenbringer und Lichtbringer in trauter Gemeinsamkeit meiner Tochter Sara beistehen und ihr „Energiegeschenke“, wie wir es nennen, schicken...</text:p>
      <text:p text:style-name="P27"/>
      <text:p text:style-name="P27">Also heilende, helfende Energien.</text:p>
      <text:p text:style-name="P27"/>
      <text:p text:style-name="P27">Der See ist inzwischen nicht mehr gefroren.</text:p>
      <text:p text:style-name="P27"/>
      <text:p text:style-name="P27">Durch die Lichtenergie auf der einen Seite und der schattigen Energie auf der anderen Seite, wird der See neutral und ruhig. </text:p>
      <text:p text:style-name="P27"/>
      <text:p text:style-name="P27"><text:soft-page-break/>Sein Wasser glitzert durch das Licht, genau wie das Wasser meines Körpers, da ich ja zwischen unzähligen Lichtwesen stehe.</text:p>
      <text:p text:style-name="P27">Und nun da endlich bald der Moment kommt, meine Tochter endlich, endlich in meinen Armen zu halten, fühle ich ein anfänglich kleines, zartes, dann immer größer werdendes Glück!</text:p>
      <text:p text:style-name="P27"/>
      <text:p text:style-name="P27">Doch dann drängt sich sofort wieder der Gedanke auf, dass Sara nun ja unfruchtbar ist..</text:p>
      <text:p text:style-name="P27"/>
      <text:p text:style-name="P27">Ich schicke Sara noch einmal gebündelte, warme, gute Energie, schließe die Augen und bitte Gottvater, er möge uns helfen. <text:s/></text:p>
      <text:h text:style-name="P45" text:outline-level="3"/>
      <text:h text:style-name="P45" text:outline-level="3">„Der rote Knopf“</text:h>
      <text:p text:style-name="P31"/>
      <text:p text:style-name="P29">In Dimensionen, die in vielschichtiger Art und Weise, vergleichbar mit einer Zwiebel, über den Dimensionen des „Diesseits und Jenseits“ liegen – </text:p>
      <text:p text:style-name="P29">Dimensionen die selbst Anderswesen wie Resia, </text:p>
      <text:p text:style-name="P29">ja selbst den Ururesgottheiten wie „Väterchen Lunalei“ noch im Unbekannten liegen, spielt sich derzeit eine schicksalhafte Szene ab...</text:p>
      <text:p text:style-name="P30"/>
      <text:p text:style-name="Standard">In diesen Dimensionen starrt „er“ noch immer fassungslos <text:s/>auf den Display seines „Computers“ </text:p>
      <text:p text:style-name="Standard">Dabei tätschelt er beiläufig seinen <text:s/>Bierbauch, der sich aus seinem T-Shirt wie selbstverständlich hervorwölbt und kratzt sich den schwarzen Vollbart.</text:p>
      <text:p text:style-name="Standard"><text:soft-page-break/>Dann sieht er mehr planlos, als gezielt einen Chipskrümmel auf seinem Sport-T-Shirt und <text:s/>überlegt ob er in seinem Zimmer mal wieder aufräumen soll, blickt verdrießlich auf das Chaos in dem engen Raum, registriert erst jetzt bewusst die vielen leeren Chipstüten und Energydosen. </text:p>
      <text:p text:style-name="Standard"/>
      <text:p text:style-name="Standard">Doch dann beschließt er sich wieder aufs Wesentliche zu konzentrieren.</text:p>
      <text:p text:style-name="Standard">„Roten Knopf drücken, ja oder nein?“, grübelt er vor sich hin.</text:p>
      <text:p text:style-name="Standard"/>
      <text:p text:style-name="Standard">Spontan beschließt er im nächsten Moment sich eines seiner <text:s/>heiß geliebten Sport-T-Shirts neu zu „erschaffen“,</text:p>
      <text:p text:style-name="Standard"/>
      <text:p text:style-name="Standard">„Ja, ich brauche ein neues Sport-T-Shirt, Sport-T-Shirts kann man nie genug haben“, denkt er sich und tippt sofort abgelenkt eifrig einige Codierungen auf seinem geliebten Computer ein.</text:p>
      <text:p text:style-name="Standard"/>
      <text:p text:style-name="Standard">Das neue Shirt liegt nun in seinem Schrank, der wohl noch nie aufgeräumt wurde. </text:p>
      <text:p text:style-name="Standard">Zufrieden nimmt er noch einen Schluck Energy und rülpst laut.</text:p>
      <text:p text:style-name="Standard"/>
      <text:p text:style-name="Standard">Wieder fängt er zu überlegen an: „Roten Knopf drücken..Roten Knopf drücken..Soll ich ihn drücken?“</text:p>
      <text:p text:style-name="Standard"/>
      <text:p text:style-name="Standard">Eigentlich ist es ihm auch ziemlich egal, es hat für ihn als „Hacker der Welt“ keine größere Bedeutung, ob der Mensch weiterlebt oder nicht – denn würde er den roten Knopf drücken, würde die Erde samt Menschheit einfach aus dem System gelöscht sein.</text:p>
      <text:p text:style-name="Standard">So als hätte es sie nie gegeben, die Menschen..</text:p>
      <text:p text:style-name="Standard"/>
      <text:p text:style-name="Standard">Oft schon hat er dieser Versuchung widerstanden, war zu <text:soft-page-break/>neugierig was er noch auf „Mutter Erde TV“<text:note text:id="ftn5" text:note-class="footnote"><text:note-citation>5</text:note-citation><text:note-body><text:p text:style-name="Footnote">Einer der vielen <text:s/>Sender vom „multiversales Sondersenderprogramm“ </text:p></text:note-body></text:note>, zu sehen bekommen würde. </text:p>
      <text:p text:style-name="Standard"/>
      <text:p text:style-name="Standard">Doch gerade hat er live den Suizid von Mutter Erdes neuestem Messias mitangesehen – und da schien ihm der „rote Knopf“ mal wieder <text:s/>voller Verlockung..</text:p>
      <text:p text:style-name="Standard">Es wäre so einfach – dem Zeitalter des Menschen ein Ende zu setzen, erscheint ihm nun immer mehr reizvoll zu sein.</text:p>
      <text:p text:style-name="Standard"/>
      <text:p text:style-name="Standard">Er hatte nur für die wenigsten Planeten und Zivilisationen <text:s text:c="3"/>einen „roten Knopf“<text:note text:id="ftn6" text:note-class="footnote"><text:note-citation>6</text:note-citation><text:note-body><text:p text:style-name="Footnote">Rote Knöpfe sind höchst praktisch, wie unser „Hacker der Welt“ findet: mit deren Hilfe kann man nämlich ganzen Zivilisationen innerhalb nicht einmal von Bruchteilen von Milisekunden den Gar aus machen..</text:p></text:note-body></text:note> eingerichtet, aber beim Mensch erschien es ihm von Anfang an ganz sinnvoll zu sein.</text:p>
      <text:p text:style-name="Standard"/>
      <text:p text:style-name="Standard">„Ich mochte Sara, sie hatte das gewisse Etwas..“, grübelt er..</text:p>
      <text:p text:style-name="Standard"/>
      <text:p text:style-name="Standard">Doch dann fällt ihm wieder ein das er auch ein neue „Sporthose“ brauchen könnte, </text:p>
      <text:p text:style-name="Standard">weiß aber die Codierung für die Herstellung für diese nicht mehr ganz auswendig und beschließt sich schließlich <text:s/>verärgert noch einen Fertighamburger warm zu machen, </text:p>
      <text:p text:style-name="Standard">in der Mikrowelle, die er sich wohl wissend seiner ablehnenden Haltung gegenüber Bewegung, sich neben seinen Schreibtisch griffbereit auf einen kleinen Hocker gestellt hat.</text:p>
      <text:p text:style-name="Standard"/>
      <text:p text:style-name="Standard">Sein Kühlschrank natürlich auch in unmittelbarer Reichweite, gleich rechts neben dem „Mikorwellenhocker“. </text:p>
      <text:p text:style-name="Standard"/>
      <text:p text:style-name="Standard">„Er“ trägt zur Zeit nur Sportklamotten, konsumiert gerade <text:soft-page-break/>ausschließlich Unsummen von Fastfood und haust in einem kleinen chaotischen Zimmer, dabei könnte er sich ALLES, WIRKLICH ALLES einfach selbst schaffen – ein paar geschickten Codierungen auf seinem „Computer“ sei dank!</text:p>
      <text:p text:style-name="Standard"/>
      <text:p text:style-name="Standard">Aber er wird seine Gründe haben, warum er jenes Leben gerade <text:s/>gewählt hat und ihm scheint es sehr zu gefallen – </text:p>
      <text:p text:style-name="Standard"/>
      <text:p text:style-name="P16">die Erfüllung soll jeder ja für sich in etwas Anderem finden.</text:p>
      <text:p text:style-name="P14"/>
      <text:p text:style-name="Standard">Auf alle Fälle gerät der rote Knopf nun wieder in seine Aufmerksamkeit und er beschließt sich das Ganze nochmal durch den Kopf gehen zu lassen..</text:p>
      <text:p text:style-name="Standard"/>
      <text:p text:style-name="Standard">„Schließlich ist so eine ganze Zivilisation, wie die Menschheit nicht auf einen Tag erschaffen.</text:p>
      <text:p text:style-name="Standard">Dazu hat es ganze 6 verdammte Tage Programmierung gebraucht..“, erinnert er sich und hat nun auch schon den Verdacht, dass ihm seine Menschheit wohl gewiss fehlen würde, wenn er jetzt wirklich den „roten Knopf“ betätigen würde, muss sich aber noch immer über den Suizid von Sara ärgern und ihm ist dabei völlig klar, dass es eben jene verkommene Menschheit war, die sein Meisterwerk, das Anderswesen Sara, um die Lebenszeit ihrer ersten Reinkarnation betrogen hat. </text:p>
      <text:p text:style-name="Standard"/>
      <text:p text:style-name="Standard">Missmutig wägt er seine Optionen ab, wird dann aber Piepston seiner Mirkowelle abgelenkt, der Hamburger ist fertig..</text:p>
      <text:p text:style-name="Standard"/>
      <text:p text:style-name="Standard">Noch einmal blickt er kurz auf den roten <text:s/>Knopf, entschließt sich spontan jenen grellroten, schicksalhaften Knopf, unter dem auf einem Schild <text:s/>in seiner unleserlichen, krakeligen <text:soft-page-break/>Schrift <text:span text:style-name="T4">„Menschheit, Planet Erde“</text:span> zu lesen ist, einfach zu drücken, ohne noch groß zu überlegen..</text:p>
      <text:p text:style-name="Standard">Und nun drückt er den Knopf kurzentschlossen, weil er einfach gerade <text:s/>„gestrichen die Schnauze voll von seiner Erfindung „Mensch“ hat“ - <text:s/>jene Gattung, die von jeher von sich auf regelrecht unverschämte Art und Weise glaubte einen ganz besonderen Platz im<text:span text:style-name="T4"> „Multiversum“</text:span> einzunehmen.</text:p>
      <text:p text:style-name="Standard"/>
      <text:p text:style-name="Standard">„Doch mit diesem Unfug ist jetzt Schluss“, frohlockt er, den dicklichen, fleischigen Finger noch auf dem Knopf, den er zu drücken versucht.</text:p>
      <text:p text:style-name="Standard">Doch der rote Knopf will nicht und will einfach nicht.</text:p>
      <text:p text:style-name="Standard"/>
      <text:p text:style-name="Standard">Er wird wütend..</text:p>
      <text:p text:style-name="Standard">„Du renitentes Drecksteil!!“, flucht er lauthals und rülpst noch mal lautstark. </text:p>
      <text:p text:style-name="Standard"/>
      <text:p text:style-name="Standard">Er drückt und presst so fest wie er kann, doch der Knopf scheint sich verklemmt zu haben!</text:p>
      <text:p text:style-name="Standard"/>
      <text:p text:style-name="Standard">Er flucht und muss sich noch immer <text:s/>furchtbar ärgern – </text:p>
      <text:p text:style-name="Standard">strengt sich an und strengt sich an, nein so einfach gibt er nicht auf, er fummelt und ruckelt an dem „verdammten Drecksteil“ - der Hamburger ist schon fast wieder kalt geworden. </text:p>
      <text:p text:style-name="Standard">Doch er besinnt sich und wertet das Klemmen des Knopfes als Zeichen, dass es wohl mit der Menschheit noch ganz amüsant werden könnte.</text:p>
      <text:p text:style-name="Standard"/>
      <text:p text:style-name="Standard">Er beschließt den roten Knopf bei Gelegenheit zu reparieren und widmet sich nun endlich voller Zufriedenheit seinem Hamburger. </text:p>
      <text:p text:style-name="Standard"/>
      <text:p text:style-name="Standard"><text:soft-page-break/>„Ja, seine erleuchtesten Momente hab ich wohl beim Fast Food Essen.“, denkt er sich zufrieden <text:s/>und beißt in das „Menschenessen“.</text:p>
      <text:p text:style-name="Standard"/>
      <text:p text:style-name="Standard">Nun ist er wieder ganz zufrieden, den Menschen geschaffen zu haben </text:p>
      <text:p text:style-name="Standard">– so verdankt er dem Menschen einige von deren Erfindungen, nicht zuletzt Sport-T-Shirts und Energydrinks. </text:p>
      <text:p text:style-name="Standard"/>
      <text:p text:style-name="Standard">Ja, er findet den menschlichen Lebensstil ganz große klasse und verwirklicht sich nun doch schon seit einiger Zeit in der Nachahmung einer menschlichen „Zocker und Gamerexistenz“ - diese will er gerade absolut nicht missen und wertet dies auch als ein Argument für </text:p>
      <text:p text:style-name="Standard">„Pro - Weiterbestehen der Menschheit“ </text:p>
      <text:p text:style-name="Standard">und <text:s/>„Anti - „roter Knopf““. </text:p>
      <text:p text:style-name="P5"/>
      <text:h text:style-name="P46" text:outline-level="3">„Der schwarze Winzling Strich“ </text:h>
      <text:p text:style-name="P13"/>
      <text:p text:style-name="P14">In einer Dimension, viele unendliche Dimensionen über dem „Sport-T-Shirt“ tragenden, „Fast Food“ süchtigen „Hacker der Welt“, schwebt eine Wesen, von einer Gestalt <text:s/>wie ein einsamer, schwarzer Strich in der „Landschaft“, sofern man unendliche Weiten von „Nichts“ als Landschaft bezeichnen kann.</text:p>
      <text:p text:style-name="P14">Der Strich ist von winziger Größe und zugleich doch von einem Bewusstsein, das es - <text:s/>selbst gegenüber dem <text:s/>„Hacker der Welt“- <text:s/>zu einer in unendlicher Weise übergeordneten Gottheit macht.</text:p>
      <text:p text:style-name="P14">Es schwebt voller Zufriedenheit durch das Nichts und weiß, dass es das richtige gemacht hat, als es jenen „roten Knopf“ <text:soft-page-break/>mit einem winzigen Wimpernschlag blockiert hat..</text:p>
      <text:p text:style-name="P14"/>
      <text:h text:style-name="P43" text:outline-level="2">Kapitel 2 : Die drei Pfade der Kassiopeia</text:h>
      <text:p text:style-name="P6"/>
      <text:h text:style-name="Heading_20_3" text:outline-level="3"><text:span text:style-name="T12">Sara sieht in die Augen des Hutmachers</text:span> </text:h>
      <text:p text:style-name="P15"/>
      <text:p text:style-name="P15">Sara erwacht..</text:p>
      <text:p text:style-name="Standard"/>
      <text:p text:style-name="Standard">„Wo bin ich? Was ist mit mir nur los?</text:p>
      <text:p text:style-name="Standard"/>
      <text:p text:style-name="Standard">Ich fühle mich als hätte ich bis jetzt nur eine wage Erinnerung meiner selbst wahrgenommen..</text:p>
      <text:p text:style-name="Standard"/>
      <text:p text:style-name="Standard">Alles fühlt sich so echt aber so fremd, so unglaublich fremd..</text:p>
      <text:p text:style-name="Standard">Aber nicht schlecht. </text:p>
      <text:p text:style-name="Standard">Fremd und doch zugleich vertraut..</text:p>
      <text:p text:style-name="Standard">Träume ich? Es muss ein Traum sein..“,</text:p>
      <text:p text:style-name="Standard"/>
      <text:p text:style-name="Standard">dämmert es mir und ich sehe mich zögerlich um. </text:p>
      <text:p text:style-name="Standard"/>
      <text:p text:style-name="Standard">Ich liege in einer Lichtung eines eigentümlich mystisch wirkenden Waldes, doch es scheint hier keinen Anfang und kein Ende zu geben..</text:p>
      <text:p text:style-name="Standard"/>
      <text:p text:style-name="Standard"/>
      <text:p text:style-name="Standar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0.3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9.999cm" loext:margin-gutter="0cm">
        <style:footnote-sep style:distance-before-sep="0.499cm" style:line-style="solid" style:adjustment="left" style:rel-width="25%" style:color="#000000"/>
      </style:page-layout-properties>
      <style:header-style/>
      <style:footer-style>
        <style:header-footer-properties svg:height="0.998cm" fo:margin-left="0cm" fo:margin-right="0cm" fo:margin-top="0.499cm" fo:border="none" fo:padding="0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ootnote" style:page-layout-name="Mpm2" draw:style-name="Mdp2">
      <style:footer>
        <text:p text:style-name="MP1">S. <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8T20:11:03.98</meta:creation-date>
    <dc:date>2021-05-18T20:13:19.95</dc:date>
    <meta:editing-duration>PT2M15S</meta:editing-duration>
    <meta:editing-cycles>3</meta:editing-cycles>
    <meta:generator>LibreOffice/7.2.2.2$Windows_X86_64 LibreOffice_project/02b2acce88a210515b4a5bb2e46cbfb63fe97d56</meta:generator>
    <meta:document-statistic meta:table-count="0" meta:image-count="0" meta:object-count="0" meta:page-count="35" meta:paragraph-count="430" meta:word-count="6187" meta:character-count="40064" meta:non-whitespace-character-count="33727"/>
  </office:meta>
</office:document-meta>
</file>